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eld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4064368188894" calcext:value-type="float">
            <text:p>48,4064368189</text:p>
          </table:table-cell>
          <table:table-cell office:value-type="float" office:value="0.467060197197716" calcext:value-type="float">
            <text:p>0,4670601972</text:p>
          </table:table-cell>
          <table:table-cell office:value-type="string" calcext:value-type="string">
            <text:p>First poin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.129752535497" calcext:value-type="float">
            <text:p>49,1297525355</text:p>
          </table:table-cell>
          <table:table-cell office:value-type="float" office:value="1.66152941176471" calcext:value-type="float">
            <text:p>1,6615294118</text:p>
          </table:table-cell>
          <table:table-cell office:value-type="string" calcext:value-type="string">
            <text:p>Second poin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.5" calcext:value-type="float">
            <text:p>47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hird poin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.2" calcext:value-type="float">
            <text:p>51,2</text:p>
          </table:table-cell>
          <table:table-cell office:value-type="float" office:value="1.51" calcext:value-type="float">
            <text:p>1,51</text:p>
          </table:table-cell>
          <table:table-cell office:value-type="string" calcext:value-type="string">
            <text:p>Test éèâ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/00/0000</text:date>, <text:time style:data-style-name="N2" text:time-value="09:46:49.8178843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5T09:46:59.502693683</dc:date>
    <dc:creator>Arnaud Morvan</dc:creator>
    <meta:editing-duration>P0D</meta:editing-duration>
    <meta:editing-cycles>2</meta:editing-cycles>
    <meta:generator>LibreOffice/4.2.8.2$Linux_X86_64 LibreOffice_project/420m0$Build-2</meta:generator>
    <meta:document-statistic meta:table-count="1" meta:cell-count="25" meta:object-count="0"/>
  </office:meta>
</office:document-meta>
</file>